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0872" calcext:value-type="float">
            <text:p>111.3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3984" calcext:value-type="float">
            <text:p>111.1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6576" calcext:value-type="float">
            <text:p>110.5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564" calcext:value-type="float">
            <text:p>109.8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6624" calcext:value-type="float">
            <text:p>109.3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7168" calcext:value-type="float">
            <text:p>109.1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504" calcext:value-type="float">
            <text:p>108.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6336" calcext:value-type="float">
            <text:p>108.6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9824" calcext:value-type="float">
            <text:p>108.3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0872" calcext:value-type="float">
            <text:p>107.5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1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0464" calcext:value-type="float">
            <text:p>105.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1168" calcext:value-type="float">
            <text:p>103.0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1552" calcext:value-type="float">
            <text:p>101.5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6296" calcext:value-type="float">
            <text:p>100.6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6344" calcext:value-type="float">
            <text:p>99.5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1944" calcext:value-type="float">
            <text:p>98.6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892" calcext:value-type="float">
            <text:p>98.0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3504" calcext:value-type="float">
            <text:p>95.8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6336" calcext:value-type="float">
            <text:p>93.3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6696" calcext:value-type="float">
            <text:p>92.4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0072" calcext:value-type="float">
            <text:p>85.9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9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252" calcext:value-type="float">
            <text:p>84.9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3384" calcext:value-type="float">
            <text:p>79.6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8296" calcext:value-type="float">
            <text:p>74.7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9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9864" calcext:value-type="float">
            <text:p>70.5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8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1112" calcext:value-type="float">
            <text:p>71.3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8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3672" calcext:value-type="float">
            <text:p>65.1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7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3672" calcext:value-type="float">
            <text:p>65.1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42" calcext:value-type="float">
            <text:p>64.0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1072" calcext:value-type="float">
            <text:p>63.4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9008" calcext:value-type="float">
            <text:p>62.9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209</text:p>
          </table:table-cell>
          <table:table-cell office:value-type="string" calcext:value-type="string">
            <text:p>Lariat Quad</text:p>
          </table:table-cell>
          <table:table-cell office:value-type="string" calcext:value-type="string">
            <text:p>196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